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/>
    </style:style>
    <style:style style:name="Table1.A" style:family="table-column">
      <style:table-column-properties style:column-width="0.628cm"/>
    </style:style>
    <style:style style:name="Table1.B" style:family="table-column">
      <style:table-column-properties style:column-width="2.701cm"/>
    </style:style>
    <style:style style:name="Table1.C" style:family="table-column">
      <style:table-column-properties style:column-width="0.958cm"/>
    </style:style>
    <style:style style:name="Table1.D" style:family="table-column">
      <style:table-column-properties style:column-width="1.748cm"/>
    </style:style>
    <style:style style:name="Table1.E" style:family="table-column">
      <style:table-column-properties style:column-width="1.584cm"/>
    </style:style>
    <style:style style:name="Table1.F" style:family="table-column">
      <style:table-column-properties style:column-width="1.282cm"/>
    </style:style>
    <style:style style:name="Table1.G" style:family="table-column">
      <style:table-column-properties style:column-width="1.097cm"/>
    </style:style>
    <style:style style:name="Table1.H" style:family="table-column">
      <style:table-column-properties style:column-width="2.073cm"/>
    </style:style>
    <style:style style:name="Table1.I" style:family="table-column">
      <style:table-column-properties style:column-width="2.378cm"/>
    </style:style>
    <style:style style:name="Table1.J" style:family="table-column">
      <style:table-column-properties style:column-width="2.074cm"/>
    </style:style>
    <style:style style:name="Table1.K" style:family="table-column">
      <style:table-column-properties style:column-width="1.06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4cm" fo:padding-right="0.191cm" fo:padding-top="0cm" fo:padding-bottom="0cm" fo:border="0.5pt solid #000000"/>
    </style:style>
    <style:style style:name="Table1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1.A10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officeooo:rsid="000bcadf" style:font-name-asian="Liberation Serif1" style:font-size-asian="10pt" style:font-style-asian="normal" style:font-weight-asian="normal" style:font-name-complex="Liberation Serif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bold" officeooo:rsid="000d4b8b" style:font-name-asian="Liberation Serif1" style:font-size-asian="10pt" style:font-style-asian="normal" style:font-weight-asian="bold" style:font-name-complex="Liberation Serif1" style:font-size-complex="10pt"/>
    </style:style>
    <style:style style:name="T5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size="10pt" fo:font-style="normal" style:text-underline-style="solid" style:text-underline-width="auto" style:text-underline-color="font-color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6" style:family="text">
      <style:text-properties fo:font-variant="normal" fo:text-transform="none" fo:color="#000099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8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9" style:family="text">
      <style:text-properties fo:color="#000080" loext:opacity="100%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RRIGER BORN2BEROO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3">Projet découverte de la virtualisation avec VirtualBox et mise en place d'un serveur suivant des règles spécif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3">Cloner la signature.txt DANS le dossier où se trouve la VM du corrigé (normalement sgoinfre)</text:p>
            <text:p text:style-name="P2"><text:span text:style-name="T1">• git clone </text:span><text:a xlink:type="simple" xlink:href="mailto:git@vogsphere-v2.42.fr" text:style-name="ListLabel_20_1" text:visited-style-name="ListLabel_20_1"><text:span text:style-name="T5">git@vogsphere-v2.42.fr</text:span></text:a><text:span text:style-name="T6">:vogsphere/intra-uuid-&lt;of the student&gt;</text:span><text:span text:style-name="T1"> &lt;login&gt;</text:span></text:p>
            <text:p text:style-name="P3">Récupérer la signature de la VM dans un fichier txt et la comparer à la signature rendu dans git</text:p>
            <text:p text:style-name="P6">shasum born2beroot.vdi | awk {'print $1'} <text:s/>&gt; project.txt</text:p>
            <text:p text:style-name="P2"><text:span text:style-name="T3">diff signature.txt project.txt</text:span><text:span text:style-name="T1"> (ou cat sig</text:span><text:span text:style-name="T2">na</text:span><text:span text:style-name="T1">ture.txt et cat project.txt et comparer visuellemen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3">Quand on fait le projet: prendre des snapshots régulièrement (équivalents de git commit restaurables)</text:p>
            <text:p text:style-name="P7">UNE FOIS LE PROJET FINI, NE PLUS JAMAIS OUVRIR CETTE VM CAR LA SIGNATURE CHANGE ET SERA DIFFERENTE DE CELLE RENDUE SUR VOGOSP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2"><text:span text:style-name="T1">• Ouvrir VirualBox puis </text:span><text:span text:style-name="T3">cloner la VM ou restore au snapshot précédent</text:span></text:p>
            <text:p text:style-name="P3">Cloner: R click -&gt; clone -&gt; Name "born2berootCorrection", Path "/sgoinfre/goinfre/Perso/login" </text:p>
            <text:p text:style-name="P3">Restore: Menu -&gt; Snapshot -&gt; last snapshot -&gt; restore -&gt; st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7">MANDATO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Project Overview</text:p>
            <text:p text:style-name="P3">Ask to explain:</text:p>
            <text:p text:style-name="P2"><text:span text:style-name="T1">• How a </text:span><text:span text:style-name="T3">Virtual Machine</text:span><text:span text:style-name="T1"> works and what is its purpose</text:span></text:p>
            <text:p text:style-name="P2"><text:span text:style-name="T1">• The basics differences between </text:span><text:span text:style-name="T3">CentOS</text:span><text:span text:style-name="T1"> and </text:span><text:span text:style-name="T3">Debian</text:span><text:span text:style-name="T1"> and choice of operating system for the project</text:span></text:p>
            <text:p text:style-name="P2"><text:span text:style-name="T1">• If </text:span><text:span text:style-name="T3">CentOS</text:span><text:span text:style-name="T1">, define </text:span><text:span text:style-name="T3">SELinux</text:span><text:span text:style-name="T1"> and </text:span><text:span text:style-name="T3">DNF</text:span></text:p>
            <text:p text:style-name="P2"><text:span text:style-name="T1">• If </text:span><text:span text:style-name="T3">Debian</text:span><text:span text:style-name="T1">, differences of </text:span><text:span text:style-name="T3">aptitude</text:span><text:span text:style-name="T1"> vs </text:span><text:span text:style-name="T3">apt</text:span><text:span text:style-name="T1"> and what</text:span><text:span text:style-name="T3"> APPArmor</text:span><text:span text:style-name="T1"> 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8">LAUNCH VM. Check points:</text:p>
            <text:p text:style-name="P1"><text:span text:style-name="T7">• terminal = login</text:span><text:a xlink:type="simple" xlink:href="about:blank" text:style-name="ListLabel_20_2" text:visited-style-name="ListLabel_20_2"><text:span text:style-name="T9">@login42</text:span></text:a><text:span text:style-name="T7">:~$</text:span></text:p>
            <text:p text:style-name="P1"><text:span text:style-name="T7">• </text:span><text:span text:style-name="T8">who</text:span><text:span text:style-name="T7"> → login tty1 date</text:span></text:p>
            <text:p text:style-name="P1"><text:span text:style-name="T7">• </text:span><text:span text:style-name="T8">hostname</text:span><text:span text:style-name="T7"> → grannou42 (login + 42)</text:span></text:p>
            <text:p text:style-name="P1"><text:span text:style-name="T7">• </text:span><text:span text:style-name="T8">ip a</text:span><text:span text:style-name="T7"> → 2 → 10.0.2.15</text:span></text:p>
            <text:p text:style-name="P1"><text:span text:style-name="T7">• </text:span><text:span text:style-name="T8">uname -a</text:span><text:span text:style-name="T7"> → Linux login42 … Debian … x86_64 GNU/Linux</text:span></text:p>
            <text:p text:style-name="P8">• groups (login) → login sudo user42 </text:p>
            <text:p text:style-name="P1"><text:span text:style-name="T7">•</text:span><text:span text:style-name="T8"> sudo -V</text:span><text:span text:style-name="T7"> → sudo Llversion 1.8.22, Sudoers policy/file grammar/IO plugin versions</text:span></text:p>
            <text:p text:style-name="P1"><text:span text:style-name="T7">• </text:span><text:span text:style-name="T8">chage -l login</text:span><text:span text:style-name="T7"> → pass max days 30, pass min days 2, pass warn age 7</text:span></text:p>
            <text:p text:style-name="P1"><text:span text:style-name="T7">• Check if user has sudo rights: </text:span><text:span text:style-name="T8">sudo -l</text:span><text:span text:style-name="T7"> → "User login may run the following commands on login42:"</text:span></text:p>
            <text:p text:style-name="P8">"(ALL : ALL) ALL"</text:p>
            <text:p text:style-name="P1"><text:span text:style-name="T7">• Check if ssh is installed: </text:span><text:span text:style-name="T8">ssh -V</text:span></text:p>
            <text:p text:style-name="P1"><text:span text:style-name="T7">• Check if ssh is enabled: </text:span><text:span text:style-name="T8">sudo systemctl list-unit-files | grep enabled | grep ssh</text:span></text:p>
            <text:p text:style-name="P1"><text:span text:style-name="T7">• </text:span><text:span text:style-name="T8">Check if crontab is launched: sudo crontab -u root -l</text:span></text:p>
            <text:p text:style-name="P9">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Simple setup</text:p>
            <text:p text:style-name="P3">• Check there is no graphical environment at launch of the VM and that connecting user is not root</text:p>
            <text:p text:style-name="P3">PAR DEFAUT, environment is graphic -&gt; set up the TTY mode (Text TeletYpe ) = console mode</text:p>
            <text:p text:style-name="P3">Check: systemctl get-defaut -&gt; si multi-user.target c'est graphic, si /dev/tty1 c'est console</text:p>
            <text:p text:style-name="P2"><text:span text:style-name="T1">• Ask what the user password is and check the </text:span><text:span text:style-name="T3">password rules</text:span><text:span text:style-name="T1">:</text:span></text:p>
            <text:p text:style-name="P6">1 upper case letter, 1 digit, 10 chars length, not more than 3 identical chars, 30 days duration before expiration, 2 minimum days before possible modification, 7 days before expiration alert</text:p>
            <text:p text:style-name="P2"><text:span text:style-name="T1">• Check password rules: </text:span><text:span text:style-name="T3">chage -l grannou</text:span><text:span text:style-name="T1"> (expiration rules)– </text:span><text:span text:style-name="T3">sudo visudo</text:span><text:span text:style-name="T1"> (characters rules)</text:span></text:p>
            <text:p text:style-name="P2"><text:span text:style-name="T1">• Check UFW service is started -&gt; </text:span><text:span text:style-name="T3">sudo /usr/sbin/ufw status</text:span><text:span text:style-name="T1"> -&gt; active</text:span></text:p>
            <text:p text:style-name="P2"><text:span text:style-name="T1">• Check SSH service is started -&gt; </text:span><text:span text:style-name="T3">sudo systemctl status sshd</text:span><text:span text:style-name="T1"> -&gt; active</text:span></text:p>
            <text:p text:style-name="P2"><text:span text:style-name="T1">• Check operating system -&gt; </text:span><text:span text:style-name="T3">uname -a</text:span><text:span text:style-name="T1"> or </text:span><text:span text:style-name="T3">head -n 2 /etc/os-release</text:span><text:span text:style-name="T1"> (or sudo kdump-config status -&gt; current state kdump)</text:span></text:p>
            <text:p text:style-name="P2"><text:span text:style-name="T1">• Check APPArmor is active: </text:span><text:span text:style-name="T3">sudo aa-enabled</text:span><text:span text:style-name="T1"> – </text:span><text:span text:style-name="T3">sudo aa-stat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User</text:p>
            <text:p text:style-name="P2"><text:span text:style-name="T1">• Check user exists: </text:span><text:span text:style-name="T3">getent passwd student-login42</text:span><text:span text:style-name="T1"> </text:span><text:span text:style-name="T3">(or cat /etc/passwd | awk -F '{print %1}') </text:span></text:p>
            <text:p text:style-name="P3">(mac -&gt; cut -d: -f1 etc/passwd | grep login42 or cat /etc/passwd | cut -d:f1 | grep login4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rows-spanned="2" office:value-type="string">
            <text:p text:style-name="P3"/>
          </table:table-cell>
          <table:table-cell table:style-name="Table1.A10" office:value-type="string">
            <text:p text:style-name="P3">cat /etc/passwd:</text:p>
          </table:table-cell>
          <table:table-cell table:style-name="Table1.A10" office:value-type="string">
            <text:p text:style-name="P3"/>
          </table:table-cell>
          <table:table-cell table:style-name="Table1.A10" office:value-type="string">
            <text:p text:style-name="P6">root :</text:p>
          </table:table-cell>
          <table:table-cell table:style-name="Table1.A10" office:value-type="string">
            <text:p text:style-name="P6">x :</text:p>
          </table:table-cell>
          <table:table-cell table:style-name="Table1.A10" office:value-type="string">
            <text:p text:style-name="P6">0:</text:p>
          </table:table-cell>
          <table:table-cell table:style-name="Table1.A10" office:value-type="string">
            <text:p text:style-name="P6">0:</text:p>
          </table:table-cell>
          <table:table-cell table:style-name="Table1.A10" office:value-type="string">
            <text:p text:style-name="P6">root:</text:p>
          </table:table-cell>
          <table:table-cell table:style-name="Table1.A10" office:value-type="string">
            <text:p text:style-name="P6">/root:</text:p>
          </table:table-cell>
          <table:table-cell table:style-name="Table1.A10" office:value-type="string">
            <text:p text:style-name="P6">/bin/bash</text:p>
          </table:table-cell>
          <table:table-cell table:style-name="Table1.A2" table:number-rows-spanned="2" office:value-type="string">
            <text:p text:style-name="P3"/>
          </table:table-cell>
        </table:table-row>
        <table:table-row table:style-name="Table1.1">
          <table:covered-table-cell/>
          <table:table-cell table:style-name="Table1.A10" office:value-type="string">
            <text:p text:style-name="P3"/>
          </table:table-cell>
          <table:table-cell table:style-name="Table1.A10" office:value-type="string">
            <text:p text:style-name="P3"/>
          </table:table-cell>
          <table:table-cell table:style-name="Table1.A10" office:value-type="string">
            <text:p text:style-name="P3">username</text:p>
          </table:table-cell>
          <table:table-cell table:style-name="Table1.A10" office:value-type="string">
            <text:p text:style-name="P3">password</text:p>
          </table:table-cell>
          <table:table-cell table:style-name="Table1.A10" office:value-type="string">
            <text:p text:style-name="P3">UID</text:p>
          </table:table-cell>
          <table:table-cell table:style-name="Table1.A10" office:value-type="string">
            <text:p text:style-name="P3">GID</text:p>
          </table:table-cell>
          <table:table-cell table:style-name="Table1.A10" office:value-type="string">
            <text:p text:style-name="P3">Comment</text:p>
          </table:table-cell>
          <table:table-cell table:style-name="Table1.A10" office:value-type="string">
            <text:p text:style-name="P3">home directory</text:p>
          </table:table-cell>
          <table:table-cell table:style-name="Table1.A10" office:value-type="string">
            <text:p text:style-name="P3">sell used</text:p>
          </table:table-cell>
          <table:covered-table-cell/>
        </table:table-row>
        <table:table-row table:style-name="Table1.1">
          <table:table-cell table:style-name="Table1.A2" table:number-columns-spanned="11" office:value-type="string">
            <text:p text:style-name="P2"><text:span text:style-name="T1">• Check that current logged user is </text:span><text:span text:style-name="T3">student_login42</text:span><text:span text:style-name="T1"> and belongs to </text:span><text:span text:style-name="T3">sudo</text:span><text:span text:style-name="T1"> and </text:span><text:span text:style-name="T3">user42</text:span><text:span text:style-name="T1"> groups</text:span></text:p>
            <text:p text:style-name="P2"><text:span text:style-name="T1">student_login42 is in command line name. </text:span><text:span text:style-name="T3">groups</text:span><text:span text:style-name="T1"> (or id user42 pour groupe principal/secondaire)-&gt; sudo user42</text:span></text:p>
            <text:p text:style-name="P3">• Check password policy is well set up:</text:p>
            <text:p text:style-name="P2"><text:span text:style-name="T1">• Create a new user: sudo </text:span><text:span text:style-name="T3">adduser grannou</text:span><text:span text:style-name="T1"> (try weak password to have corresponding error message)</text:span></text:p>
            <text:p text:style-name="P2"><text:span text:style-name="T1">Check with </text:span><text:span text:style-name="T3">users</text:span><text:span text:style-name="T1"> command and ask student how password policy rules were set up</text:span></text:p>
            <text:p text:style-name="P2"><text:soft-page-break/><text:span text:style-name="T1">• Check that goup "evaluating" does not exists: </text:span><text:span text:style-name="T3">getent group evaluating</text:span></text:p>
            <text:p text:style-name="P2"><text:span text:style-name="T1">• Create a new group names "evaluating": </text:span><text:span text:style-name="T3">sudo addgroup evaluating</text:span></text:p>
            <text:p text:style-name="P2"><text:span text:style-name="T1">• Assign grannou to it: </text:span><text:span text:style-name="T3">sudo usermod -aG evaluating grannou</text:span></text:p>
            <text:p text:style-name="P2"><text:span text:style-name="T1">• Assign grannou user to sudo group: </text:span><text:span text:style-name="T3">sudo usermod -aG sudo grannou</text:span></text:p>
            <text:p text:style-name="P2"><text:span text:style-name="T1">• Check with </text:span><text:span text:style-name="T3">groups grannou</text:span><text:span text:style-name="T1"> -&gt; grannou evaluating sudo</text:span></text:p>
            <text:p text:style-name="P3">Ask advantages of password policy and advantages/disadvantages of its implementation</text:p>
            <text:p text:style-name="P6">OF COURSE answering that it's because the subject asks for it DOES NOT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Hostname and Partitions</text:p>
            <text:p text:style-name="P3">• Check that hostname of the machine is correctly formatted as follow: student_login42 </text:p>
            <text:p text:style-name="P2"><text:span text:style-name="T3">hostname</text:span><text:span text:style-name="T1"> -&gt; student_login42</text:span></text:p>
            <text:p text:style-name="P3">• Change hostname with yours and reboot the VM</text:p>
            <text:p text:style-name="P2"><text:span text:style-name="T3">sudo hostnamectl set-hostname grannou</text:span><text:span text:style-name="T1"> -- </text:span><text:span text:style-name="T3">sudo reboot</text:span><text:span text:style-name="T1"> (check hostame is modified)</text:span></text:p>
            <text:p text:style-name="P3">• Restore original hostname</text:p>
            <text:p text:style-name="P2"><text:span text:style-name="T3">sudo hostnamectl set-hostname student_login42</text:span><text:span text:style-name="T1"> -- </text:span><text:span text:style-name="T3">sudo reboot</text:span><text:span text:style-name="T1"> (check hostame is modified)</text:span></text:p>
            <text:p text:style-name="P2"><text:span text:style-name="T1">• Check and show partitions and compare to subject example </text:span><text:span text:style-name="T3">lsblk –output NAME,TYPE,SIZE,MOUTPOINT</text:span></text:p>
            <text:p text:style-name="P3">If bonus check bonus subject example (with &gt; 2 lvm)</text:p>
            <text:p text:style-name="P3">• Ask what is LVM (Logical Volume Manager) and how it work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Sudo</text:p>
            <text:p text:style-name="P2"><text:span text:style-name="T1">• Check that sudo program is properly installed: </text:span><text:span text:style-name="T3">sudo -V</text:span></text:p>
            <text:p text:style-name="P3">(or sudo vim /etc/sudoers and add line "grannou42 ALL=(ALL:ALL) ALL")</text:p>
            <text:p text:style-name="P2"><text:span text:style-name="T1">Check with </text:span><text:span text:style-name="T3">cat /etc/sudoers</text:span><text:span text:style-name="T4">su</text:span></text:p>
            <text:p text:style-name="P3">• Subject imposes strict rules for sudo. Explain value and operation of sudo with examples</text:p>
            <text:p text:style-name="P3">• Check that rules for sudo are implemented -&gt; that folder /var/log/sudo exists</text:p>
            <text:p text:style-name="P2"><text:span text:style-name="T3">su -</text:span><text:span text:style-name="T1"> (+ password) –</text:span><text:span text:style-name="T3"> /var/log/sudo/ls</text:span><text:span text:style-name="T1"> -&gt; at least one file (one per sudo command written, that folder record them all)</text:span></text:p>
            <text:p text:style-name="P3">• Check content of the file with cat -&gt; display history of sudo commands</text:p>
            <text:p text:style-name="P3">• Run a sudo command and check that /var/log/sudo folder has been updated</text:p>
            <text:p text:style-name="P2"><text:span text:style-name="T1">• </text:span><text:span text:style-name="T3">su</text:span><text:span text:style-name="T1"> command -&gt; to go to roo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UFW</text:p>
            <text:p text:style-name="P3">• Ask what is UFW (Uncomplicated FireWall) and how it works</text:p>
            <text:p text:style-name="P2"><text:span text:style-name="T1">• Check that UFW is working/installed properly: </text:span><text:span text:style-name="T3">sudo /usr/sbin/ufw status</text:span><text:span text:style-name="T1"> -&gt; active</text:span></text:p>
            <text:p text:style-name="P2"><text:span text:style-name="T1">• List the active rules in UFW and that one exists for port 4242: </text:span><text:span text:style-name="T3">sudo ufw status</text:span></text:p>
            <text:p text:style-name="P2"><text:span text:style-name="T1">• Add a new rule to open port 8080: </text:span><text:span text:style-name="T3">sudo ufw allow 8080</text:span><text:span text:style-name="T1"> -- </text:span><text:span text:style-name="T3">sudo ufw status</text:span><text:span text:style-name="T1"> to check</text:span></text:p>
            <text:p text:style-name="P2"><text:span text:style-name="T1">• Delete this rule: to delete the rule, display its number first: </text:span><text:span text:style-name="T3">sudo ufw status numbered</text:span></text:p>
            <text:p text:style-name="P2"><text:span text:style-name="T3">sudo ufw delete &lt;rule index&gt;</text:span><text:span text:style-name="T1"> (le faire 2 fois car il y a 2 lignes pour la rule 8080)</text:span></text:p>
            <text:p text:style-name="P3">• Check with sudo ufw stat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SSH</text:p>
            <text:p text:style-name="P3">• Explain what is SSH (Secure Shell Protocole) and how is is useful</text:p>
            <text:p text:style-name="P2"><text:span text:style-name="T1">• Check SSH service is properly installed/working: </text:span><text:span text:style-name="T3">sudo systemctl status sshd</text:span><text:span text:style-name="T1"> -&gt; active</text:span></text:p>
            <text:p text:style-name="P2"><text:span text:style-name="T1">• Check SSH service only uses port 4242: </text:span><text:span text:style-name="T3">ss -tunlp</text:span><text:span text:style-name="T1"> (or </text:span><text:span text:style-name="T3">sudo dpkg -l | grep sh</text:span><text:span text:style-name="T1"> or </text:span><text:span text:style-name="T3">sudo systemctl status sshd</text:span><text:span text:style-name="T1">)</text:span></text:p>
            <text:p text:style-name="P2"><text:span text:style-name="T3">su -</text:span><text:span text:style-name="T1"> (+ password) -- cat</text:span><text:span text:style-name="T3"> /etc/ssh/sshd_config</text:span><text:span text:style-name="T1"> -&gt; </text:span><text:span text:style-name="T3">port 4242</text:span><text:span text:style-name="T1"> &amp; </text:span><text:span text:style-name="T3">PermitRootLogin no</text:span></text:p>
            <text:p text:style-name="P2"><text:span text:style-name="T1">• Log via SSH as grannou with a key or a simple password: </text:span><text:span text:style-name="T3">exit</text:span><text:span text:style-name="T1"> (or logout)</text:span><text:span text:style-name="T3"> ssh grannou@127.0.0.1 -p 4242 </text:span></text:p>
            <text:p text:style-name="P2"><text:span text:style-name="T1">• Check that no logging possible as root: </text:span><text:span text:style-name="T3">exit </text:span><text:span text:style-name="T1">(or logout) </text:span><text:span text:style-name="T3">ssh root@127.0.0.1 -p 4242</text:span></text:p>
            <text:p text:style-name="P2"><text:span text:style-name="T1">• Relog original user: </text:span><text:span text:style-name="T3">exit </text:span><text:span text:style-name="T1">(or logout) </text:span><text:span text:style-name="T3">ssh student_login@student-login42 -p 4242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Script Monitoring</text:p>
            <text:p text:style-name="P3">• Dans monitoring.sh on peut utiliser echo ou printf. </text:p>
            <text:p text:style-name="P3">• La commande top displays les infos en dynamique et tourne infiniment et se quitte avec ctrl C</text:p>
            <text:p text:style-name="P3">• top -bnl displays puit quitte</text:p>
            <text:p text:style-name="P3">• Explain how monitoring.sh is written and what each line is for (info to get and display)</text:p>
            <text:p text:style-name="P3">#Architecture #CPU #Memory Usage #Disk Usage # CPU load #Last boot # LVM use #Connexions TCP #User log #Network #Sudo</text:p>
            <text:p text:style-name="P2"><text:span text:style-name="T1">• Explain what is cron and what it's for (</text:span><text:span text:style-name="T3">sudo crontab -e</text:span><text:span text:style-name="T1">)</text:span></text:p>
            <text:p text:style-name="P3">• Check if the script is displayed every 10 minutes</text:p>
            <text:p text:style-name="P3">• Change the script to display every 30 seconds/1 minute</text:p>
            <text:p text:style-name="P3">• The script display sudo command number counter. Try 2 sudo command and a simple command</text:p>
            <text:p text:style-name="P3">check that new display is +2 incremented (not +3)</text:p>
            <text:p text:style-name="P3">• Make the script stop running when the server has started up WITHOUT modifying the script itself:</text:p>
            <text:p text:style-name="P2"><text:span text:style-name="T3">sudo /etc/init.d/cron stop</text:span><text:span text:style-name="T1"> – </text:span><text:span text:style-name="T3">sudo /etc/init.d/cron start</text:span></text:p>
            <text:p text:style-name="P2"><text:span text:style-name="T1">(</text:span><text:span text:style-name="T3">sudo service cron start</text:span><text:span text:style-name="T1"> – </text:span><text:span text:style-name="T3">sudo systemctl start cron</text:span><text:span text:style-name="T1">)</text:span></text:p>
            <text:p text:style-name="P3"><text:soft-page-break/>To do so: restart the server one last time then check that the script still exists in the same place, that rights have remained unchanged and that it's not modifi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7">BON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3">• Setting up partitions = 2 pts</text:p>
            <text:p text:style-name="P3">• Setting up WordPress with only lighttpd, MariaDB &amp; PHP = 2 pts</text:p>
            <text:p text:style-name="P3">• Additionnal service = 1pt</text:p>
            <text:p text:style-name="P3">Nginx and Apache2 are forbid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0pt" style:font-style-asian="normal" style:font-weight-asian="normal" style:font-name-complex="Liberation Serif1" style:font-family-complex="'Liberation Serif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4.2$MacOSX_X86_64 LibreOffice_project/a529a4fab45b75fefc5b6226684193eb000654f6</meta:generator>
    <dc:date>2021-08-04T17:48:17.562598737</dc:date>
    <meta:editing-duration>PT3H17M50S</meta:editing-duration>
    <meta:editing-cycles>1</meta:editing-cycles>
    <meta:document-statistic meta:table-count="1" meta:image-count="0" meta:object-count="0" meta:page-count="3" meta:paragraph-count="131" meta:word-count="1328" meta:character-count="7676" meta:non-whitespace-character-count="6467"/>
  </office:meta>
</office:document-meta>
</file>